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 Device Breakpoints with responsive_builder</text:h>
      <text:p text:style-name="Text_20_body">Understand how to use device breakpoints while implementing responsive design with responsive_builder.</text:p>
      <text:p text:style-name="Text_20_body">We'll cover the following</text:p>
      <text:list xml:id="list2908246347" text:style-name="L1">
        <text:list-item>
          <text:p text:style-name="P2"><text:a xlink:type="simple" xlink:href="https://www.educative.io/courses/responsive-and-adaptive-ui-in-flutter/7AWnD1rXyDA#Size-information-with-ResponsiveBuilder" text:style-name="Internet_20_link" text:visited-style-name="Visited_20_Internet_20_Link">Size information with ResponsiveBuilder</text:a></text:p>
        </text:list-item>
        <text:list-item>
          <text:p text:style-name="P3"><text:a xlink:type="simple" xlink:href="https://www.educative.io/courses/responsive-and-adaptive-ui-in-flutter/7AWnD1rXyDA#A-cleaner-approach-with--ScreenTypeLayout" text:style-name="Internet_20_link" text:visited-style-name="Visited_20_Internet_20_Link">A cleaner approach with ScreenTypeLayout</text:a></text:p>
        </text:list-item>
      </text:list>
      <text:section text:style-name="Sect1" text:name="widget-parent-wEbVN2Pd9eJc0gAMyYRyR">
        <text:p text:style-name="Text_20_body">To make our Flutter applications responsive, we can use <text:span text:style-name="Source_20_Text">MediaQuery</text:span> and <text:span text:style-name="Source_20_Text">LayoutBuilder</text:span> to define the pixel breakpoints for each device class—desktop, tablet, and smartphone. Another solution is to use an existing package that defines the most common breakpoints, such as <text:span text:style-name="Source_20_Text">responsive_builder</text:span>.</text:p>
        <text:p text:style-name="Text_20_body">The <text:span text:style-name="Source_20_Text">responsive_builder</text:span> package provides widgets that require less code when we’re implementing responsive design in our applications.</text:p>
        <text:h text:style-name="Heading_20_2" text:outline-level="2"><text:bookmark text:name="Size-information-with-ResponsiveBuilder"/>Size information with <text:span text:style-name="Source_20_Text">ResponsiveBuilder</text:span></text:h>
        <text:p text:style-name="Text_20_body">One of the widgets provided by <text:span text:style-name="Source_20_Text">responsive_builder</text:span> is <text:span text:style-name="Source_20_Text">ResponsiveBuilder</text:span>, which has a <text:span text:style-name="Source_20_Text">builder</text:span> function with a parameter of type <text:span text:style-name="Source_20_Text">SizingInformation</text:span>. A <text:span text:style-name="Source_20_Text">SizingInformation</text:span> object contains the type of device, the size of the screen, and the local widget size, combining both <text:span text:style-name="Source_20_Text">MediaQuery</text:span> and <text:span text:style-name="Source_20_Text">LayoutBuilder</text:span>.</text:p>
      </text:section>
      <text:section text:style-name="Sect1" text:name="widget-parent-RMEAYuQsUw2q-r4sJaYDn">
        <text:p text:style-name="P1"><text:span text:style-name="Strong_20_Emphasis">Your app can be found at: </text:span><text:a xlink:type="simple" xlink:href="https://ed-4702761680371712.educative.run/" office:target-frame-name="_blank" xlink:show="new" text:style-name="Internet_20_link" text:visited-style-name="Visited_20_Internet_20_Link">https://ed-4702761680371712.educative.run</text:a></text:p>
        <text:p text:style-name="P1">An application using the ResponsiveBuilder</text:p>
      </text:section>
      <text:section text:style-name="Sect1" text:name="widget-parent-QGRkjPb40C4AIBQZyMcfl">
        <text:p text:style-name="Text_20_body">In the code above, we use <text:span text:style-name="Source_20_Text">ResponsiveBuilder</text:span> in <text:span text:style-name="Strong_20_Emphasis">line 26</text:span>, then we switch the device type in <text:span text:style-name="Strong_20_Emphasis">line 28</text:span>. We use a different background color for different types of devices—red for tablets in <text:span text:style-name="Strong_20_Emphasis">line 31</text:span>, blue for desktops in <text:span text:style-name="Strong_20_Emphasis">line 41</text:span>, and yellow for all others in <text:span text:style-name="Strong_20_Emphasis">line 51</text:span>. Note how we don’t need to define any breakpoint. The size of the screen determines the type of device. This definition is internal in the package, but we can override the values using the optional <text:span text:style-name="Source_20_Text">breakpoints</text:span> parameter of <text:span text:style-name="Source_20_Text">ResponsiveBuilder</text:span>.</text:p>
      </text:section>
      <text:section text:style-name="Sect1" text:name="widget-parent-">
        <text:p text:style-name="P1">Different background colors for different screen sizes</text:p>
      </text:section>
      <text:section text:style-name="Sect1" text:name="widget-parent-7cjA-DoC90TTWPglXB44q">
        <text:h text:style-name="Heading_20_2" text:outline-level="2"><text:bookmark text:name="A-cleaner-approach-with--ScreenTypeLayout"/>A cleaner approach with <text:span text:style-name="Source_20_Text">ScreenTypeLayout</text:span></text:h>
        <text:p text:style-name="Text_20_body">If we’re only interested in the type of device, we don’t need the entire <text:span text:style-name="Source_20_Text">SizingInformation</text:span> object and we can use <text:span text:style-name="Source_20_Text">ScreenTypeLayout</text:span> instead of the <text:span text:style-name="Source_20_Text">ResponsiveBuilder</text:span> widget. This approach also saves us from switching between device types.</text:p>
      </text:section>
      <text:section text:style-name="Sect1" text:name="widget-parent-kXDZQ-auQ8CNyrZjJOaX9">
        <text:h text:style-name="Heading_20_6" text:outline-level="6"/>
        <text:p text:style-name="P1"><text:span text:style-name="Strong_20_Emphasis">Your app can be found at: </text:span><text:a xlink:type="simple" xlink:href="https://ed-4702761680371712.educative.run/" office:target-frame-name="_blank" xlink:show="new" text:style-name="Internet_20_link" text:visited-style-name="Visited_20_Internet_20_Link">https://ed-4702761680371712.educative.run</text:a></text:p>
        <text:p text:style-name="P1">An application using ScreenTypeLayout</text:p>
      </text:section>
      <text:section text:style-name="Sect1" text:name="widget-parent-txr4eZTBdKCBi3XFdy2LQ">
        <text:p text:style-name="Text_20_body"><text:soft-page-break/>We use <text:span text:style-name="Source_20_Text">ScreenTypeLayout.builder</text:span> in <text:span text:style-name="Strong_20_Emphasis">line 26</text:span>, and we pass a widget to each of its parameters—<text:span text:style-name="Source_20_Text">mobile</text:span> in <text:span text:style-name="Strong_20_Emphasis">line 27</text:span>, <text:span text:style-name="Source_20_Text">tablet</text:span> in <text:span text:style-name="Strong_20_Emphasis">line 36</text:span>, <text:span text:style-name="Source_20_Text">desktop</text:span> in <text:span text:style-name="Strong_20_Emphasis">line 45</text:span>, and <text:span text:style-name="Source_20_Text">watch</text:span> in <text:span text:style-name="Strong_20_Emphasis">line 54</text:span>. The resulting application is the same as the one using <text:span text:style-name="Source_20_Text">ResponsiveBuilder</text:span>.</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7:56:14.523197925</meta:creation-date>
    <dc:date>2023-07-03T17:57:12.410185553</dc:date>
    <meta:editing-duration>PT58S</meta:editing-duration>
    <meta:editing-cycles>1</meta:editing-cycles>
    <meta:document-statistic meta:table-count="0" meta:image-count="0" meta:object-count="0" meta:page-count="2" meta:paragraph-count="18" meta:word-count="342" meta:character-count="2298" meta:non-whitespace-character-count="1979"/>
    <meta:generator>LibreOffice/7.3.7.2$Linux_X86_64 LibreOffice_project/30$Build-2</meta:generator>
  </office:meta>
</office:document-meta>
</file>